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hatch" draw:fill-color="#99ccff" draw:fill-hatch-name="Black_20_45_20_Degrees" draw:fill-hatch-solid="fals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cm" draw:marker-start-width="0.3cm" draw:marker-end-width="0.3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8pt" fo:language="el" fo:country="GR" fo:font-style="italic" style:text-underline-style="none" style:font-size-asian="18pt" style:font-style-asian="italic" style:font-size-complex="18pt" style:font-style-complex="italic"/>
    </style:style>
    <style:style style:name="T1" style:family="text">
      <style:text-properties fo:font-family="Arial" style:font-style-name="Обычный" style:font-family-generic="swiss" style:font-pitch="variable" fo:font-size="18pt" fo:language="el" fo:country="GR" fo:font-style="italic" style:text-underline-style="none" style:font-family-asian="Arial" style:font-style-name-asian="Обычный" style:font-family-generic-asian="swiss" style:font-pitch-asian="variable" style:font-size-asian="18pt" style:font-style-asian="italic" style:font-family-complex="Arial" style:font-style-name-complex="Обычный" style:font-family-generic-complex="swiss" style:font-pitch-complex="variable" style:font-size-complex="18pt" style:font-style-complex="italic"/>
    </style:style>
    <style:style style:name="T2" style:family="text">
      <style:text-properties fo:font-family="Arial" style:font-style-name="Обычный" style:font-family-generic="swiss" style:font-pitch="variable" fo:font-size="18pt" fo:language="el" fo:country="GR" fo:font-style="italic" style:text-underline-style="none" style:font-family-asian="Arial" style:font-style-name-asian="Обычный" style:font-family-generic-asian="swiss" style:font-pitch-asian="variable" style:font-size-asian="18pt" style:font-style-asian="italic" style:font-family-complex="Arial" style:font-style-name-complex="Обычный" style:font-family-generic-complex="swiss" style:font-pitch-complex="variable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425cm" svg:height="0.425cm" svg:x="3.184cm" svg:y="2.901cm">
          <text:p/>
        </draw:circle>
        <draw:circle draw:style-name="gr2" draw:text-style-name="P1" draw:layer="layout" svg:width="0.425cm" svg:height="0.425cm" svg:x="5.785cm" svg:y="2.902cm">
          <text:p/>
        </draw:circle>
        <draw:circle draw:style-name="gr1" draw:text-style-name="P1" draw:layer="layout" svg:width="0.425cm" svg:height="0.425cm" svg:x="8.586cm" svg:y="2.903cm">
          <text:p/>
        </draw:circle>
        <draw:circle draw:style-name="gr1" draw:text-style-name="P1" draw:layer="layout" svg:width="0.425cm" svg:height="0.425cm" svg:x="11.487cm" svg:y="2.904cm">
          <text:p/>
        </draw:circle>
        <draw:circle draw:style-name="gr2" draw:text-style-name="P1" draw:layer="layout" svg:width="0.425cm" svg:height="0.425cm" svg:x="10.188cm" svg:y="4.005cm">
          <text:p/>
        </draw:circle>
        <draw:circle draw:style-name="gr1" draw:text-style-name="P1" draw:layer="layout" svg:width="0.425cm" svg:height="0.425cm" svg:x="4.589cm" svg:y="4.006cm">
          <text:p/>
        </draw:circle>
        <draw:circle draw:style-name="gr1" draw:text-style-name="P1" draw:layer="layout" svg:width="0.425cm" svg:height="0.425cm" svg:x="7.29cm" svg:y="5.307cm">
          <text:p/>
        </draw:circle>
        <draw:line draw:style-name="gr3" draw:text-style-name="P1" draw:layer="layout" svg:x1="7.715cm" svg:y1="5.396cm" svg:x2="10.188cm" svg:y2="4.28cm">
          <text:p/>
        </draw:line>
        <draw:line draw:style-name="gr4" draw:text-style-name="P1" draw:layer="layout" svg:x1="7.29cm" svg:y1="5.396cm" svg:x2="5.014cm" svg:y2="4.254cm">
          <text:p/>
        </draw:line>
        <draw:line draw:style-name="gr3" draw:text-style-name="P1" draw:layer="layout" svg:x1="10.459cm" svg:y1="4.005cm" svg:x2="11.487cm" svg:y2="3.238cm">
          <text:p/>
        </draw:line>
        <draw:line draw:style-name="gr3" draw:text-style-name="P1" draw:layer="layout" svg:x1="10.266cm" svg:y1="4.005cm" svg:x2="9.011cm" svg:y2="3.156cm">
          <text:p/>
        </draw:line>
        <draw:line draw:style-name="gr3" draw:text-style-name="P1" draw:layer="layout" svg:x1="4.67cm" svg:y1="4.006cm" svg:x2="3.609cm" svg:y2="3.157cm">
          <text:p/>
        </draw:line>
        <draw:line draw:style-name="gr4" draw:text-style-name="P1" draw:layer="layout" svg:x1="4.903cm" svg:y1="4.006cm" svg:x2="5.785cm" svg:y2="3.239cm">
          <text:p/>
        </draw:line>
        <draw:line draw:style-name="gr3" draw:text-style-name="P1" draw:layer="layout" svg:x1="6.115cm" svg:y1="2.902cm" svg:x2="6.477cm" svg:y2="2.383cm">
          <text:p/>
        </draw:line>
        <draw:line draw:style-name="gr4" draw:text-style-name="P1" draw:layer="layout" svg:x1="5.922cm" svg:y1="2.902cm" svg:x2="5.61cm" svg:y2="2.343cm">
          <text:p/>
        </draw:line>
        <draw:line draw:style-name="gr3" draw:text-style-name="P1" draw:layer="layout" svg:x1="3.266cm" svg:y1="2.901cm" svg:x2="2.829cm" svg:y2="2.383cm">
          <text:p/>
        </draw:line>
        <draw:line draw:style-name="gr3" draw:text-style-name="P1" draw:layer="layout" svg:x1="3.525cm" svg:y1="2.9cm" svg:x2="3.887cm" svg:y2="2.426cm">
          <text:p/>
        </draw:line>
        <draw:line draw:style-name="gr3" draw:text-style-name="P1" draw:layer="layout" svg:x1="8.692cm" svg:y1="2.903cm" svg:x2="8.212cm" svg:y2="2.343cm">
          <text:p/>
        </draw:line>
        <draw:line draw:style-name="gr3" draw:text-style-name="P1" draw:layer="layout" svg:x1="8.926cm" svg:y1="2.904cm" svg:x2="9.288cm" svg:y2="2.356cm">
          <text:p/>
        </draw:line>
        <draw:line draw:style-name="gr3" draw:text-style-name="P1" draw:layer="layout" svg:x1="11.828cm" svg:y1="2.904cm" svg:x2="12.19cm" svg:y2="2.356cm">
          <text:p/>
        </draw:line>
        <draw:line draw:style-name="gr3" draw:text-style-name="P1" draw:layer="layout" svg:x1="11.55cm" svg:y1="2.904cm" svg:x2="11.038cm" svg:y2="2.383cm">
          <text:p/>
        </draw:line>
        <draw:frame draw:style-name="gr5" draw:text-style-name="P2" draw:layer="layout" svg:width="0.866cm" svg:height="0.958cm" svg:x="13.334cm" svg:y="6.542cm">
          <draw:text-box>
            <text:p><text:span text:style-name="T1">α</text:span></text:p>
          </draw:text-box>
        </draw:frame>
        <draw:frame draw:style-name="gr5" draw:text-style-name="P2" draw:layer="layout" svg:width="0.866cm" svg:height="0.958cm" svg:x="7.5cm" svg:y="5.542cm">
          <draw:text-box>
            <text:p><text:span text:style-name="T1">β</text:span></text:p>
          </draw:text-box>
        </draw:frame>
        <draw:frame draw:style-name="gr5" draw:text-style-name="P2" draw:layer="layout" svg:width="0.845cm" svg:height="0.958cm" svg:x="2.9cm" svg:y="3.2cm">
          <draw:text-box>
            <text:p><text:span text:style-name="T2">θ</text:span></text:p>
          </draw:text-box>
        </draw:frame>
        <draw:frame draw:style-name="gr5" draw:text-style-name="P2" draw:layer="layout" svg:width="0.781cm" svg:height="0.958cm" svg:x="10.519cm" svg:y="4cm">
          <draw:text-box>
            <text:p><text:span text:style-name="T1">ε</text:span></text:p>
          </draw:text-box>
        </draw:frame>
        <draw:frame draw:style-name="gr5" draw:text-style-name="P2" draw:layer="layout" svg:width="0.798cm" svg:height="0.958cm" svg:x="16.402cm" svg:y="3.7cm">
          <draw:text-box>
            <text:p><text:span text:style-name="T1">ζ</text:span></text:p>
          </draw:text-box>
        </draw:frame>
        <draw:frame draw:style-name="gr5" draw:text-style-name="P2" draw:layer="layout" svg:width="0.642cm" svg:height="0.958cm" svg:x="6.147cm" svg:y="3.042cm">
          <draw:text-box>
            <text:p><text:span text:style-name="T2">ι</text:span></text:p>
          </draw:text-box>
        </draw:frame>
        <draw:frame draw:style-name="gr5" draw:layer="layout" svg:width="0.853cm" svg:height="0.963cm" svg:x="2.38cm" svg:y="1.2cm">
          <draw:text-box>
            <text:p>a</text:p>
          </draw:text-box>
        </draw:frame>
        <draw:frame draw:style-name="gr5" draw:layer="layout" svg:width="0.853cm" svg:height="0.963cm" svg:x="3.481cm" svg:y="1.201cm">
          <draw:text-box>
            <text:p>b</text:p>
          </draw:text-box>
        </draw:frame>
        <draw:frame draw:style-name="gr5" draw:layer="layout" svg:width="0.82cm" svg:height="0.963cm" svg:x="5.182cm" svg:y="1.202cm">
          <draw:text-box>
            <text:p>c</text:p>
          </draw:text-box>
        </draw:frame>
        <draw:frame draw:style-name="gr5" draw:layer="layout" svg:width="0.853cm" svg:height="0.963cm" svg:x="6.082cm" svg:y="1.203cm">
          <draw:text-box>
            <text:p>d</text:p>
          </draw:text-box>
        </draw:frame>
        <draw:frame draw:style-name="gr5" draw:layer="layout" svg:width="0.853cm" svg:height="0.963cm" svg:x="7.783cm" svg:y="1.204cm">
          <draw:text-box>
            <text:p>e</text:p>
          </draw:text-box>
        </draw:frame>
        <draw:frame draw:style-name="gr5" draw:layer="layout" svg:width="0.68cm" svg:height="0.963cm" svg:x="8.984cm" svg:y="1.205cm">
          <draw:text-box>
            <text:p>f</text:p>
          </draw:text-box>
        </draw:frame>
        <draw:frame draw:style-name="gr5" draw:layer="layout" svg:width="0.853cm" svg:height="0.963cm" svg:x="10.584cm" svg:y="1.106cm">
          <draw:text-box>
            <text:p>g</text:p>
          </draw:text-box>
        </draw:frame>
        <draw:frame draw:style-name="gr5" draw:layer="layout" svg:width="0.853cm" svg:height="0.963cm" svg:x="11.785cm" svg:y="1.207cm">
          <draw:text-box>
            <text:p>h</text:p>
          </draw:text-box>
        </draw:frame>
        <draw:rect draw:style-name="gr1" draw:text-style-name="P1" draw:layer="layout" svg:width="0.354cm" svg:height="0.354cm" svg:x="2.646cm" svg:y="2.029cm">
          <text:p/>
        </draw:rect>
        <draw:rect draw:style-name="gr1" draw:text-style-name="P1" draw:layer="layout" svg:width="0.354cm" svg:height="0.354cm" svg:x="3.746cm" svg:y="2.029cm">
          <text:p/>
        </draw:rect>
        <draw:rect draw:style-name="gr1" draw:text-style-name="P1" draw:layer="layout" svg:width="0.354cm" svg:height="0.354cm" svg:x="5.446cm" svg:y="2.029cm">
          <text:p/>
        </draw:rect>
        <draw:rect draw:style-name="gr1" draw:text-style-name="P1" draw:layer="layout" svg:width="0.354cm" svg:height="0.354cm" svg:x="6.346cm" svg:y="2.029cm">
          <text:p/>
        </draw:rect>
        <draw:rect draw:style-name="gr1" draw:text-style-name="P1" draw:layer="layout" svg:width="0.354cm" svg:height="0.354cm" svg:x="8.046cm" svg:y="2.029cm">
          <text:p/>
        </draw:rect>
        <draw:rect draw:style-name="gr1" draw:text-style-name="P1" draw:layer="layout" svg:width="0.354cm" svg:height="0.354cm" svg:x="9.046cm" svg:y="2.029cm">
          <text:p/>
        </draw:rect>
        <draw:rect draw:style-name="gr1" draw:text-style-name="P1" draw:layer="layout" svg:width="0.354cm" svg:height="0.354cm" svg:x="10.846cm" svg:y="2.029cm">
          <text:p/>
        </draw:rect>
        <draw:rect draw:style-name="gr1" draw:text-style-name="P1" draw:layer="layout" svg:width="0.354cm" svg:height="0.354cm" svg:x="12.046cm" svg:y="2.029cm">
          <text:p/>
        </draw:rect>
        <draw:circle draw:style-name="gr1" draw:text-style-name="P1" draw:layer="layout" svg:width="0.425cm" svg:height="0.425cm" svg:x="14.585cm" svg:y="2.901cm">
          <text:p/>
        </draw:circle>
        <draw:circle draw:style-name="gr1" draw:text-style-name="P1" draw:layer="layout" svg:width="0.425cm" svg:height="0.425cm" svg:x="17.186cm" svg:y="2.902cm">
          <text:p/>
        </draw:circle>
        <draw:circle draw:style-name="gr1" draw:text-style-name="P1" draw:layer="layout" svg:width="0.425cm" svg:height="0.425cm" svg:x="19.987cm" svg:y="2.903cm">
          <text:p/>
        </draw:circle>
        <draw:circle draw:style-name="gr1" draw:text-style-name="P1" draw:layer="layout" svg:width="0.425cm" svg:height="0.425cm" svg:x="22.888cm" svg:y="2.904cm">
          <text:p/>
        </draw:circle>
        <draw:circle draw:style-name="gr1" draw:text-style-name="P1" draw:layer="layout" svg:width="0.425cm" svg:height="0.425cm" svg:x="21.589cm" svg:y="4.005cm">
          <text:p/>
        </draw:circle>
        <draw:circle draw:style-name="gr1" draw:text-style-name="P1" draw:layer="layout" svg:width="0.425cm" svg:height="0.425cm" svg:x="15.99cm" svg:y="4.006cm">
          <text:p/>
        </draw:circle>
        <draw:circle draw:style-name="gr2" draw:text-style-name="P1" draw:layer="layout" svg:width="0.425cm" svg:height="0.425cm" svg:x="18.691cm" svg:y="5.307cm">
          <text:p/>
        </draw:circle>
        <draw:line draw:style-name="gr3" draw:text-style-name="P1" draw:layer="layout" svg:x1="19.116cm" svg:y1="5.396cm" svg:x2="21.589cm" svg:y2="4.28cm">
          <text:p/>
        </draw:line>
        <draw:line draw:style-name="gr4" draw:text-style-name="P1" draw:layer="layout" svg:x1="18.691cm" svg:y1="5.396cm" svg:x2="16.415cm" svg:y2="4.254cm">
          <text:p/>
        </draw:line>
        <draw:line draw:style-name="gr3" draw:text-style-name="P1" draw:layer="layout" svg:x1="21.86cm" svg:y1="4.005cm" svg:x2="22.888cm" svg:y2="3.238cm">
          <text:p/>
        </draw:line>
        <draw:line draw:style-name="gr3" draw:text-style-name="P1" draw:layer="layout" svg:x1="21.667cm" svg:y1="4.005cm" svg:x2="20.412cm" svg:y2="3.156cm">
          <text:p/>
        </draw:line>
        <draw:line draw:style-name="gr3" draw:text-style-name="P1" draw:layer="layout" svg:x1="16.071cm" svg:y1="4.006cm" svg:x2="15.01cm" svg:y2="3.157cm">
          <text:p/>
        </draw:line>
        <draw:line draw:style-name="gr4" draw:text-style-name="P1" draw:layer="layout" svg:x1="16.304cm" svg:y1="4.006cm" svg:x2="17.186cm" svg:y2="3.239cm">
          <text:p/>
        </draw:line>
        <draw:line draw:style-name="gr3" draw:text-style-name="P1" draw:layer="layout" svg:x1="17.516cm" svg:y1="2.902cm" svg:x2="17.878cm" svg:y2="2.383cm">
          <text:p/>
        </draw:line>
        <draw:line draw:style-name="gr4" draw:text-style-name="P1" draw:layer="layout" svg:x1="17.323cm" svg:y1="2.902cm" svg:x2="17.011cm" svg:y2="2.343cm">
          <text:p/>
        </draw:line>
        <draw:line draw:style-name="gr3" draw:text-style-name="P1" draw:layer="layout" svg:x1="14.667cm" svg:y1="2.901cm" svg:x2="14.23cm" svg:y2="2.383cm">
          <text:p/>
        </draw:line>
        <draw:line draw:style-name="gr3" draw:text-style-name="P1" draw:layer="layout" svg:x1="14.926cm" svg:y1="2.9cm" svg:x2="15.288cm" svg:y2="2.426cm">
          <text:p/>
        </draw:line>
        <draw:line draw:style-name="gr3" draw:text-style-name="P1" draw:layer="layout" svg:x1="20.093cm" svg:y1="2.903cm" svg:x2="19.613cm" svg:y2="2.343cm">
          <text:p/>
        </draw:line>
        <draw:line draw:style-name="gr3" draw:text-style-name="P1" draw:layer="layout" svg:x1="20.327cm" svg:y1="2.904cm" svg:x2="20.689cm" svg:y2="2.356cm">
          <text:p/>
        </draw:line>
        <draw:line draw:style-name="gr3" draw:text-style-name="P1" draw:layer="layout" svg:x1="23.229cm" svg:y1="2.904cm" svg:x2="23.591cm" svg:y2="2.356cm">
          <text:p/>
        </draw:line>
        <draw:line draw:style-name="gr3" draw:text-style-name="P1" draw:layer="layout" svg:x1="22.951cm" svg:y1="2.904cm" svg:x2="22.439cm" svg:y2="2.383cm">
          <text:p/>
        </draw:line>
        <draw:frame draw:style-name="gr5" draw:text-style-name="P2" draw:layer="layout" svg:width="0.82cm" svg:height="0.958cm" svg:x="18.9cm" svg:y="5.5cm">
          <draw:text-box>
            <text:p><text:span text:style-name="T1">γ</text:span></text:p>
          </draw:text-box>
        </draw:frame>
        <draw:frame draw:style-name="gr5" draw:text-style-name="P2" draw:layer="layout" svg:width="0.853cm" svg:height="0.958cm" svg:x="4.647cm" svg:y="4.342cm">
          <draw:text-box>
            <text:p><text:span text:style-name="T1">δ</text:span></text:p>
          </draw:text-box>
        </draw:frame>
        <draw:frame draw:style-name="gr5" draw:text-style-name="P2" draw:layer="layout" svg:width="0.82cm" svg:height="0.958cm" svg:x="17.502cm" svg:y="2.6cm">
          <draw:text-box>
            <text:p><text:span text:style-name="T2">ν</text:span></text:p>
          </draw:text-box>
        </draw:frame>
        <draw:frame draw:style-name="gr5" draw:text-style-name="P2" draw:layer="layout" svg:width="0.786cm" svg:height="0.958cm" svg:x="19.303cm" svg:y="2.6cm">
          <draw:text-box>
            <text:p><text:span text:style-name="T2">ξ</text:span></text:p>
          </draw:text-box>
        </draw:frame>
        <draw:frame draw:style-name="gr5" draw:text-style-name="P2" draw:layer="layout" svg:width="0.853cm" svg:height="0.958cm" svg:x="20.847cm" svg:y="3.542cm">
          <draw:text-box>
            <text:p><text:span text:style-name="T1">η</text:span></text:p>
          </draw:text-box>
        </draw:frame>
        <draw:frame draw:style-name="gr5" draw:layer="layout" svg:width="0.642cm" svg:height="0.963cm" svg:x="13.881cm" svg:y="1.2cm">
          <draw:text-box>
            <text:p>i</text:p>
          </draw:text-box>
        </draw:frame>
        <draw:frame draw:style-name="gr5" draw:layer="layout" svg:width="0.642cm" svg:height="0.963cm" svg:x="14.982cm" svg:y="1.201cm">
          <draw:text-box>
            <text:p>j</text:p>
          </draw:text-box>
        </draw:frame>
        <draw:frame draw:style-name="gr5" draw:layer="layout" svg:width="0.82cm" svg:height="0.963cm" svg:x="16.583cm" svg:y="1.202cm">
          <draw:text-box>
            <text:p>k</text:p>
          </draw:text-box>
        </draw:frame>
        <draw:frame draw:style-name="gr5" draw:layer="layout" svg:width="0.642cm" svg:height="0.963cm" svg:x="17.583cm" svg:y="1.203cm">
          <draw:text-box>
            <text:p>l</text:p>
          </draw:text-box>
        </draw:frame>
        <draw:frame draw:style-name="gr5" draw:layer="layout" svg:width="1.031cm" svg:height="0.963cm" svg:x="19.084cm" svg:y="1.204cm">
          <draw:text-box>
            <text:p>m</text:p>
          </draw:text-box>
        </draw:frame>
        <draw:frame draw:style-name="gr5" draw:layer="layout" svg:width="0.853cm" svg:height="0.963cm" svg:x="20.185cm" svg:y="1.205cm">
          <draw:text-box>
            <text:p>n</text:p>
          </draw:text-box>
        </draw:frame>
        <draw:frame draw:style-name="gr5" draw:layer="layout" svg:width="0.853cm" svg:height="0.963cm" svg:x="21.985cm" svg:y="1.206cm">
          <draw:text-box>
            <text:p>p</text:p>
          </draw:text-box>
        </draw:frame>
        <draw:frame draw:style-name="gr5" draw:layer="layout" svg:width="0.853cm" svg:height="0.963cm" svg:x="23.286cm" svg:y="1.207cm">
          <draw:text-box>
            <text:p>q</text:p>
          </draw:text-box>
        </draw:frame>
        <draw:rect draw:style-name="gr1" draw:text-style-name="P1" draw:layer="layout" svg:width="0.354cm" svg:height="0.354cm" svg:x="14.047cm" svg:y="2.029cm">
          <text:p/>
        </draw:rect>
        <draw:rect draw:style-name="gr1" draw:text-style-name="P1" draw:layer="layout" svg:width="0.354cm" svg:height="0.354cm" svg:x="15.147cm" svg:y="2.029cm">
          <text:p/>
        </draw:rect>
        <draw:rect draw:style-name="gr1" draw:text-style-name="P1" draw:layer="layout" svg:width="0.354cm" svg:height="0.354cm" svg:x="16.847cm" svg:y="2.029cm">
          <text:p/>
        </draw:rect>
        <draw:rect draw:style-name="gr1" draw:text-style-name="P1" draw:layer="layout" svg:width="0.354cm" svg:height="0.354cm" svg:x="17.747cm" svg:y="2.029cm">
          <text:p/>
        </draw:rect>
        <draw:rect draw:style-name="gr1" draw:text-style-name="P1" draw:layer="layout" svg:width="0.354cm" svg:height="0.354cm" svg:x="19.447cm" svg:y="2.029cm">
          <text:p/>
        </draw:rect>
        <draw:rect draw:style-name="gr1" draw:text-style-name="P1" draw:layer="layout" svg:width="0.354cm" svg:height="0.354cm" svg:x="20.447cm" svg:y="2.029cm">
          <text:p/>
        </draw:rect>
        <draw:rect draw:style-name="gr1" draw:text-style-name="P1" draw:layer="layout" svg:width="0.354cm" svg:height="0.354cm" svg:x="22.247cm" svg:y="2.029cm">
          <text:p/>
        </draw:rect>
        <draw:rect draw:style-name="gr1" draw:text-style-name="P1" draw:layer="layout" svg:width="0.354cm" svg:height="0.354cm" svg:x="23.447cm" svg:y="2.029cm">
          <text:p/>
        </draw:rect>
        <draw:circle draw:style-name="gr1" draw:text-style-name="P1" draw:layer="layout" svg:width="0.425cm" svg:height="0.425cm" svg:x="12.992cm" svg:y="6.508cm">
          <text:p/>
        </draw:circle>
        <draw:line draw:style-name="gr3" draw:text-style-name="P1" draw:layer="layout" svg:x1="13.417cm" svg:y1="6.701cm" svg:x2="18.691cm" svg:y2="5.595cm">
          <text:p/>
        </draw:line>
        <draw:line draw:style-name="gr3" draw:text-style-name="P1" draw:layer="layout" svg:x1="12.992cm" svg:y1="6.679cm" svg:x2="7.715cm" svg:y2="5.542cm">
          <text:p/>
        </draw:line>
        <draw:frame draw:style-name="gr5" draw:text-style-name="P2" draw:layer="layout" svg:width="0.82cm" svg:height="0.958cm" svg:x="8.847cm" svg:y="2.542cm">
          <draw:text-box>
            <text:p><text:span text:style-name="T2">κ</text:span></text:p>
          </draw:text-box>
        </draw:frame>
        <draw:frame draw:style-name="gr5" draw:text-style-name="P2" draw:layer="layout" svg:width="0.815cm" svg:height="0.958cm" svg:x="10.747cm" svg:y="2.542cm">
          <draw:text-box>
            <text:p><text:span text:style-name="T2">λ</text:span></text:p>
          </draw:text-box>
        </draw:frame>
        <draw:frame draw:style-name="gr5" draw:text-style-name="P2" draw:layer="layout" svg:width="0.849cm" svg:height="0.958cm" svg:x="14.948cm" svg:y="2.542cm">
          <draw:text-box>
            <text:p><text:span text:style-name="T2">μ</text:span></text:p>
          </draw:text-box>
        </draw:frame>
        <draw:frame draw:style-name="gr5" draw:text-style-name="P2" draw:layer="layout" svg:width="0.925cm" svg:height="0.958cm" svg:x="22.103cm" svg:y="2.6cm">
          <draw:text-box>
            <text:p><text:span text:style-name="T2">π</text:span></text:p>
          </draw:text-box>
        </draw:frame>
        <draw:custom-shape draw:style-name="gr6" draw:text-style-name="P1" draw:layer="layout" svg:width="11.603cm" svg:height="5.726cm" draw:transform="rotate (3.1415926535892) translate (24.682cm 7.699cm)">
          <text:p/>
          <draw:enhanced-geometry svg:viewBox="0 0 21600 21600" draw:glue-points="10800 0 ?f1 10800 0 21600 10800 21600 21600 21600 ?f7 10800" draw:text-areas="?f1 10800 ?f2 18000 ?f3 7200 ?f4 21600" draw:type="isosceles-triangle" draw:modifiers="10807.476347973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425cm" svg:height="4.056cm" draw:transform="rotate (3.1415926535892) translate (12.925cm 5.964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011.795060818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2.5cm" svg:height="1.679cm" draw:transform="rotate (3.1415926535892) translate (7.3cm 3.6cm)">
          <text:p/>
          <draw:enhanced-geometry svg:viewBox="0 0 21600 21600" draw:glue-points="10800 0 ?f1 10800 0 21600 10800 21600 21600 21600 ?f7 10800" draw:text-areas="?f1 10800 ?f2 18000 ?f3 7200 ?f4 21600" draw:type="isosceles-triangle" draw:modifiers="10974.731866933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09-06-29T14:04:47.89</meta:creation-date>
    <dc:date>2009-06-30T14:32:10.42</dc:date>
    <dc:creator>Ivan Ivanov</dc:creator>
    <meta:editing-duration>PT00H27M52S</meta:editing-duration>
    <meta:editing-cycles>3</meta:editing-cycles>
    <meta:generator>OpenOffice.org/3.0$Win32 OpenOffice.org_project/300m9$Build-9358</meta:generator>
    <meta:printed-by>Ivan Ivanov</meta:printed-by>
    <meta:print-date>2009-06-29T14:29:08.32</meta:print-date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